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text-properties fo:font-weight="bold" style:font-weight-asian="bold" fo:font-size="20pt" style:font-size-asian="20pt" style:font-size-complex="20pt" fo:language="en" fo:country="GB"/>
    </style:style>
    <style:style style:name="P2" style:parent-style-name="Standaard" style:family="paragraph">
      <style:paragraph-properties fo:text-align="center"/>
      <style:text-properties fo:font-weight="bold" style:font-weight-asian="bold" fo:font-size="18pt" style:font-size-asian="18pt" style:font-size-complex="18pt" fo:language="en" fo:country="GB"/>
    </style:style>
    <style:style style:name="P3" style:parent-style-name="Standaard" style:family="paragraph">
      <style:text-properties fo:font-size="12pt" style:font-size-asian="12pt" style:font-size-complex="12pt"/>
    </style:style>
    <style:style style:name="P4" style:parent-style-name="Standaard" style:family="paragraph">
      <style:text-properties fo:font-size="12pt" style:font-size-asian="12pt" style:font-size-complex="12pt" fo:language="en" fo:country="GB"/>
    </style:style>
    <style:style style:name="P5" style:parent-style-name="Standaard" style:family="paragraph">
      <style:paragraph-properties fo:margin-bottom="0in" fo:line-height="100%"/>
    </style:style>
    <style:style style:name="T6"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7"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8" style:parent-style-name="Standaard" style:family="paragraph">
      <style:paragraph-properties fo:margin-bottom="0in" fo:line-height="100%"/>
    </style:style>
    <style:style style:name="T9"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0"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11" style:parent-style-name="Standaard" style:family="paragraph">
      <style:paragraph-properties fo:margin-bottom="0in" fo:line-height="100%"/>
    </style:style>
    <style:style style:name="T1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3"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14" style:parent-style-name="Standaard" style:family="paragraph">
      <style:paragraph-properties fo:margin-bottom="0in" fo:line-height="100%"/>
    </style:style>
    <style:style style:name="T15"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16"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17" style:parent-style-name="Standaard" style:family="paragraph">
      <style:paragraph-properties fo:margin-bottom="0in" fo:line-height="100%"/>
    </style:style>
    <style:style style:name="T1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9"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20"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1" style:parent-style-name="Standaard" style:family="paragraph">
      <style:paragraph-properties fo:margin-bottom="0in" fo:line-height="100%"/>
    </style:style>
    <style:style style:name="T2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3"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4" style:parent-style-name="Standaard" style:family="paragraph">
      <style:paragraph-properties fo:margin-bottom="0in" fo:line-height="100%"/>
    </style:style>
    <style:style style:name="T25"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6"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7" style:parent-style-name="Standaard" style:family="paragraph">
      <style:paragraph-properties fo:margin-bottom="0in" fo:line-height="100%"/>
    </style:style>
    <style:style style:name="T2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9"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0" style:parent-style-name="Standaard" style:family="paragraph">
      <style:paragraph-properties fo:margin-bottom="0in" fo:line-height="100%"/>
    </style:style>
    <style:style style:name="T3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32"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3" style:parent-style-name="Standaard" style:family="paragraph">
      <style:paragraph-properties fo:margin-bottom="0in" fo:line-height="100%"/>
    </style:style>
    <style:style style:name="T34"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35"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36"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7" style:parent-style-name="Standaard" style:family="paragraph">
      <style:paragraph-properties fo:margin-bottom="0in" fo:line-height="100%"/>
    </style:style>
    <style:style style:name="T3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39"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0" style:parent-style-name="Standaard" style:family="paragraph">
      <style:paragraph-properties fo:margin-bottom="0in" fo:line-height="100%"/>
    </style:style>
    <style:style style:name="T4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2"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3" style:parent-style-name="Standaard" style:family="paragraph">
      <style:paragraph-properties fo:margin-bottom="0in" fo:line-height="100%"/>
    </style:style>
    <style:style style:name="T44"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5"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6" style:parent-style-name="Standaard" style:family="paragraph">
      <style:paragraph-properties fo:margin-bottom="0in" fo:line-height="100%"/>
    </style:style>
    <style:style style:name="T47"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9"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50" style:parent-style-name="Standaard" style:family="paragraph">
      <style:paragraph-properties fo:margin-bottom="0in" fo:line-height="100%"/>
    </style:style>
    <style:style style:name="T5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52"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53" style:parent-style-name="Standaard" style:family="paragraph">
      <style:paragraph-properties fo:margin-bottom="0in" fo:line-height="100%"/>
    </style:style>
    <style:style style:name="T54"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55"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56"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57" style:parent-style-name="Standaard" style:family="paragraph">
      <style:paragraph-properties fo:margin-bottom="0in" fo:line-height="100%"/>
    </style:style>
    <style:style style:name="T5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59"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60"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61" style:parent-style-name="Standaard" style:family="paragraph">
      <style:paragraph-properties fo:margin-bottom="0in" fo:line-height="100%"/>
    </style:style>
    <style:style style:name="T6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63"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64"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65" style:parent-style-name="Standaard" style:family="paragraph">
      <style:paragraph-properties fo:margin-bottom="0in" fo:line-height="100%"/>
    </style:style>
    <style:style style:name="T66"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67"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68"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69" style:parent-style-name="Standaard" style:family="paragraph">
      <style:paragraph-properties fo:margin-bottom="0in" fo:line-height="100%"/>
    </style:style>
    <style:style style:name="T70"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71"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72" style:parent-style-name="Standaard" style:family="paragraph">
      <style:paragraph-properties fo:margin-bottom="0in" fo:line-height="100%"/>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P73" style:parent-style-name="Standaard" style:family="paragraph">
      <style:paragraph-properties fo:margin-bottom="0in" fo:line-height="100%"/>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P74"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5"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6"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7" style:parent-style-name="Standaard"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office:automatic-styles>
  <office:body>
    <office:text text:use-soft-page-breaks="true">
      <text:p text:style-name="P1">PRO – Achievement</text:p>
      <text:p text:style-name="P2">Brainstorm</text:p>
      <text:p text:style-name="P3">Namen: Diego, Jayden, Patryk, Cas, Milan</text:p>
      <text:p text:style-name="P4">Klas: GD1B</text:p>
      <text:p text:style-name="P5"><text:span text:style-name="T6">1</text:span><text:span text:style-name="T7">. Cyborg 2D Fighter, Street Fighter footsie based</text:span></text:p>
      <text:p text:style-name="P8"><text:span text:style-name="T9">2</text:span><text:span text:style-name="T10">. VR Castle Defense</text:span></text:p>
      <text:p text:style-name="P11"><text:span text:style-name="T12">3</text:span><text:span text:style-name="T13">. 3D Magic RPG</text:span></text:p>
      <text:p text:style-name="P14"><text:span text:style-name="T15">4.<text:s/></text:span><text:span text:style-name="T16">VR hentai simulator met weerwolven en vampires</text:span></text:p>
      <text:p text:style-name="P17"><text:span text:style-name="T18">5.</text:span><text:span text:style-name="T19"><text:s/>Warcraft cart (World of<text:s/></text:span><text:span text:style-name="T20">warcraft en racing)</text:span></text:p>
      <text:p text:style-name="P21"><text:span text:style-name="T22">6</text:span><text:span text:style-name="T23">. MMO in een futuristische wereld</text:span></text:p>
      <text:p text:style-name="P24"><text:span text:style-name="T25">7</text:span><text:span text:style-name="T26">. VR Zero Two simulator</text:span></text:p>
      <text:p text:style-name="P27"><text:span text:style-name="T28">8</text:span><text:span text:style-name="T29">. Turn based Strategy spel in de Arabian Nights</text:span></text:p>
      <text:p text:style-name="P30"><text:span text:style-name="T31">9.</text:span><text:span text:style-name="T32"><text:s/>2D battle royale shooter</text:span></text:p>
      <text:p text:style-name="P33"><text:span text:style-name="T34">10</text:span><text:span text:style-name="T35">. infinite adventurer (infitie world to explore and have fun, like minecraft but like round<text:s/></text:span><text:span text:style-name="T36">xD)</text:span></text:p>
      <text:p text:style-name="P37"><text:span text:style-name="T38">11.</text:span><text:span text:style-name="T39"><text:s/>Rock Paper Scissors RPG in een japanse samurai setting (heeft een skill tree om de gameplay wat spicier te maken)</text:span></text:p>
      <text:p text:style-name="P40"><text:span text:style-name="T41">12</text:span><text:span text:style-name="T42">.Cosplay Royale (Je maakt een cosplay, en degene met de meeste likes wint)</text:span></text:p>
      <text:p text:style-name="P43"><text:span text:style-name="T44">13</text:span><text:span text:style-name="T45">.Fitness Brawler (Doe fitness poses om aan te vallen)</text:span></text:p>
      <text:p text:style-name="P46"><text:span text:style-name="T47">1</text:span><text:span text:style-name="T48">4</text:span><text:span text:style-name="T49">. Medieval Collect-a-thon (een 3D platformer in een middelleeuwse setting, Banjo n Kazooie achtig)</text:span></text:p>
      <text:p text:style-name="P50"><text:span text:style-name="T51">15</text:span><text:span text:style-name="T52">. freedom for the future (normal person gets send to the future through an accident and has to help free the future from an evil power)</text:span></text:p>
      <text:p text:style-name="P53"><text:span text:style-name="T54">16</text:span><text:span text:style-name="T55">. Battle of Gods</text:span><text:span text:style-name="T56"><text:s/>(Een Fire Emblem-like game waar je in een oorlog zit tegen de goden van meerdere religies. Je kunt kiezen: Greek Path (Zeus, Hera, etc), Arabian Nights (Anubis, Gilgamesh, etc.) en de Shinto Path(Amaterasu, Susanoo, Tsukuyomi, Kagutsuchi, etc.))</text:span></text:p>
      <text:p text:style-name="P57"><text:span text:style-name="T58">17.</text:span><text:span text:style-name="T59"><text:s/></text:span><text:span text:style-name="T60">Doggo simulator</text:span></text:p>
      <text:p text:style-name="P61"><text:span text:style-name="T62">18</text:span><text:span text:style-name="T63">. Escape the Isekai (Je wordt getransporteerd naar een dungeon van een andere magische wereld, en probeert te ontsnappen om je weg terug te vinden naar de normale wereld. Een Open Air dungeon crawler waar jouw keuzes kunnen leiden tot vel</text:span><text:span text:style-name="T64">e eindes. (b.v de slechte heerser van de dungeon en misschien de wereld, dat je besluit om eindelijk te blijven, of misschien toch een einde waar je lang en ongelukkig weer leeft op de normale wereld)</text:span></text:p>
      <text:p text:style-name="P65"><text:span text:style-name="T66">19.</text:span><text:span text:style-name="T67"><text:s/>Controller (A world where an evil doer can control<text:s/></text:span><text:span text:style-name="T68">brains and movement of innocents and he uses it to attack the Military and its your job to stop this, you have magical powers but not full control yet)</text:span></text:p>
      <text:p text:style-name="P69"><text:span text:style-name="T70">20</text:span><text:span text:style-name="T71">. Dance Dance Revolution (Je probeert het universum over te nemen door middel van je dans moves.)</text:span></text:p>
      <text:p text:style-name="P72"/>
      <text:p text:style-name="P73">Brainstormtechnieken:</text:p>
      <text:list text:style-name="LFO1" text:continue-numbering="true">
        <text:list-item>
          <text:p text:style-name="P74">Superstorming</text:p>
        </text:list-item>
        <text:list-item>
          <text:p text:style-name="P75">Mind Mapping</text:p>
        </text:list-item>
        <text:list-item>
          <text:p text:style-name="P76">Wisselstorming</text:p>
        </text:list-item>
      </text:list>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go Ramon</meta:initial-creator>
    <dc:creator>Diego Ramon</dc:creator>
    <meta:creation-date>2019-11-19T19:28:00Z</meta:creation-date>
    <dc:date>2019-11-20T10:20:00Z</dc:date>
    <meta:template xlink:href="Normal" xlink:type="simple"/>
    <meta:editing-cycles>4</meta:editing-cycles>
    <meta:editing-duration>PT600S</meta:editing-duration>
    <meta:document-statistic meta:page-count="1" meta:paragraph-count="4" meta:word-count="321" meta:character-count="2086" meta:row-count="14" meta:non-whitespace-character-count="1769"/>
  </office:meta>
</office:document-meta>
</file>